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25-02-1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23-01-3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22-02-0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21-02-0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20-03-0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19-02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18-02-14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17-02-15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16-02-0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15-02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14-02-1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13-03-0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12-02-2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11-02-1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10-02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09-02-2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08-02-22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0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06-02-2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05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04-02-20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03-02-21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02-02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2000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99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98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97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9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94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93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92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91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90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89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88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87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86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85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84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83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82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81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81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80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9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8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8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8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8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7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7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6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6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6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6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5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5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4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3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2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2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1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0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70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9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8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8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7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7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6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6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5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5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5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4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4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3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3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3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2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2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2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2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1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1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1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0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60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9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9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8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8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7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7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7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7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6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6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6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6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6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5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5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5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4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4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4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4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4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4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4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4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3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432</text:p>
          </table:table-cell>
          <table:table-cell office:value-type="string" calcext:value-type="string">
            <text:p>03N/34E-03BAC</text:p>
          </table:table-cell>
          <table:table-cell office:value-type="string" calcext:value-type="string">
            <text:p>1953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8" meta:object-count="0"/>
    <meta:user-defined meta:name="AppVersion">3.0</meta:user-defined>
  </office:meta>
</office:document-meta>
</file>